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3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3">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5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13:50:37.8300927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31T14:06:41.950442781</dc:date>
    <meta:editing-duration>P99DT16H59M59S</meta:editing-duration>
    <meta:editing-cycles>4400</meta:editing-cycles>
    <meta:generator>LibreOffice/6.4.7.2$Linux_X86_64 LibreOffice_project/40$Build-2</meta:generator>
    <meta:document-statistic meta:table-count="3" meta:cell-count="70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